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Res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1"/>
        <table:table-column table:style-name="co2" table:number-columns-repeated="5" table:default-cell-style-name="Default"/>
        <table:table-row table:style-name="ro1">
          <table:table-cell table:formula="of:=== description: /home/l" office:value-type="string" office:string-value="" calcext:value-type="error">
            <text:p>Err:510</text:p>
          </table:table-cell>
          <table:table-cell office:value-type="string" calcext:value-type="string">
            <text:p>ewis/catkin_ws2/src/contour-context//results/outcome_txt/outcome-kitti00.txt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stddev</text:p>
          </table:table-cell>
          <table:table-cell table:style-name="Default" office:value-type="string" calcext:value-type="string">
            <text:p>perloop</text:p>
          </table:table-cell>
          <table:table-cell office:value-type="string" calcext:value-type="string">
            <text:p>loop%</text:p>
          </table:table-cell>
          <table:table-cell office:value-type="string" calcext:value-type="string">
            <text:p>acc%</text:p>
          </table:table-cell>
          <table:table-cell table:number-columns-repeated="3"/>
        </table:table-row>
        <table:table-row-group>
          <table:table-row-group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4541" calcext:value-type="float">
                <text:p>4541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111" calcext:value-type="float">
                <text:p>1.11E-02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4541" calcext:value-type="float">
                <text:p>4541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104" calcext:value-type="float">
                <text:p>1.04E-02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4541" calcext:value-type="float">
                <text:p>4541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104" calcext:value-type="float">
                <text:p>1.04E-02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* <text:s text:c="11"/>*sum Average</text:p>
            </table:table-cell>
            <table:table-cell table:number-columns-repeated="2"/>
            <table:table-cell table:style-name="Default" table:number-columns-repeated="2"/>
            <table:table-cell table:style-name="ce2" table:formula="of:=SUBTOTAL(1;[.$F$3:.$F$5])" office:value-type="float" office:value="0.0106333333333333" calcext:value-type="float">
              <text:p>1.06E-02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4541" calcext:value-type="float">
                <text:p>4541</text:p>
              </table:table-cell>
              <table:table-cell office:value-type="float" office:value="0.00831" calcext:value-type="float">
                <text:p>8.31E-03</text:p>
              </table:table-cell>
              <table:table-cell office:value-type="float" office:value="0.00518" calcext:value-type="float">
                <text:p>5.18E-03</text:p>
              </table:table-cell>
              <table:table-cell office:value-type="float" office:value="0.00831" calcext:value-type="float">
                <text:p>8.31E-03</text:p>
              </table:table-cell>
              <table:table-cell table:number-columns-repeated="2" office:value-type="float" office:value="74.95" calcext:value-type="float">
                <text:p>74.95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4541" calcext:value-type="float">
                <text:p>4541</text:p>
              </table:table-cell>
              <table:table-cell office:value-type="float" office:value="0.00767" calcext:value-type="float">
                <text:p>7.67E-03</text:p>
              </table:table-cell>
              <table:table-cell office:value-type="float" office:value="0.00187" calcext:value-type="float">
                <text:p>1.87E-03</text:p>
              </table:table-cell>
              <table:table-cell office:value-type="float" office:value="0.00767" calcext:value-type="float">
                <text:p>7.67E-03</text:p>
              </table:table-cell>
              <table:table-cell table:number-columns-repeated="2" office:value-type="float" office:value="73.93" calcext:value-type="float">
                <text:p>73.93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4541" calcext:value-type="float">
                <text:p>4541</text:p>
              </table:table-cell>
              <table:table-cell office:value-type="float" office:value="0.00769" calcext:value-type="float">
                <text:p>7.69E-03</text:p>
              </table:table-cell>
              <table:table-cell office:value-type="float" office:value="0.0018" calcext:value-type="float">
                <text:p>1.80E-03</text:p>
              </table:table-cell>
              <table:table-cell office:value-type="float" office:value="0.00769" calcext:value-type="float">
                <text:p>7.69E-03</text:p>
              </table:table-cell>
              <table:table-cell table:number-columns-repeated="2" office:value-type="float" office:value="74.12" calcext:value-type="float">
                <text:p>74.12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0 <text:s text:c="7"/>make bev Average</text:p>
            </table:table-cell>
            <table:table-cell table:number-columns-repeated="4"/>
            <table:table-cell table:style-name="ce2" table:formula="of:=SUBTOTAL(1;[.$F$7:.$F$9])" office:value-type="float" office:value="0.00789" calcext:value-type="float">
              <text:p>7.89E-03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80881" calcext:value-type="float">
                <text:p>80881</text:p>
              </table:table-cell>
              <table:table-cell office:value-type="float" office:value="0.000034" calcext:value-type="float">
                <text:p>3.40E-05</text:p>
              </table:table-cell>
              <table:table-cell office:value-type="float" office:value="0.0000262" calcext:value-type="float">
                <text:p>2.62E-05</text:p>
              </table:table-cell>
              <table:table-cell office:value-type="float" office:value="0.000606" calcext:value-type="float">
                <text:p>6.06E-04</text:p>
              </table:table-cell>
              <table:table-cell office:value-type="float" office:value="5.46" calcext:value-type="float">
                <text:p>5.46</text:p>
              </table:table-cell>
              <table:table-cell office:value-type="float" office:value="99.18" calcext:value-type="float">
                <text:p>99.18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80881" calcext:value-type="float">
                <text:p>80881</text:p>
              </table:table-cell>
              <table:table-cell office:value-type="float" office:value="0.0000329" calcext:value-type="float">
                <text:p>3.29E-05</text:p>
              </table:table-cell>
              <table:table-cell office:value-type="float" office:value="0.0000247" calcext:value-type="float">
                <text:p>2.47E-05</text:p>
              </table:table-cell>
              <table:table-cell office:value-type="float" office:value="0.000586" calcext:value-type="float">
                <text:p>5.86E-04</text:p>
              </table:table-cell>
              <table:table-cell office:value-type="float" office:value="5.65" calcext:value-type="float">
                <text:p>5.65</text:p>
              </table:table-cell>
              <table:table-cell office:value-type="float" office:value="99.15" calcext:value-type="float">
                <text:p>99.15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80881" calcext:value-type="float">
                <text:p>80881</text:p>
              </table:table-cell>
              <table:table-cell office:value-type="float" office:value="0.0000329" calcext:value-type="float">
                <text:p>3.29E-05</text:p>
              </table:table-cell>
              <table:table-cell office:value-type="float" office:value="0.0000247" calcext:value-type="float">
                <text:p>2.47E-05</text:p>
              </table:table-cell>
              <table:table-cell office:value-type="float" office:value="0.000585" calcext:value-type="float">
                <text:p>5.85E-04</text:p>
              </table:table-cell>
              <table:table-cell office:value-type="float" office:value="5.64" calcext:value-type="float">
                <text:p>5.64</text:p>
              </table:table-cell>
              <table:table-cell office:value-type="float" office:value="99.16" calcext:value-type="float">
                <text:p>99.16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1 <text:s text:c="5"/>KNN search Average</text:p>
            </table:table-cell>
            <table:table-cell table:number-columns-repeated="4"/>
            <table:table-cell table:style-name="ce2" table:formula="of:=SUBTOTAL(1;[.$F$11:.$F$13])" office:value-type="float" office:value="0.000592333333333333" calcext:value-type="float">
              <text:p>5.92E-04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80881" calcext:value-type="float">
                <text:p>80881</text:p>
              </table:table-cell>
              <table:table-cell office:value-type="float" office:value="0.0000493" calcext:value-type="float">
                <text:p>4.93E-05</text:p>
              </table:table-cell>
              <table:table-cell office:value-type="float" office:value="0.0000408" calcext:value-type="float">
                <text:p>4.08E-05</text:p>
              </table:table-cell>
              <table:table-cell office:value-type="float" office:value="0.000878" calcext:value-type="float">
                <text:p>8.78E-04</text:p>
              </table:table-cell>
              <table:table-cell office:value-type="float" office:value="7.91" calcext:value-type="float">
                <text:p>7.91</text:p>
              </table:table-cell>
              <table:table-cell office:value-type="float" office:value="93.72" calcext:value-type="float">
                <text:p>93.72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80881" calcext:value-type="float">
                <text:p>80881</text:p>
              </table:table-cell>
              <table:table-cell office:value-type="float" office:value="0.0000478" calcext:value-type="float">
                <text:p>4.78E-05</text:p>
              </table:table-cell>
              <table:table-cell office:value-type="float" office:value="0.0000378" calcext:value-type="float">
                <text:p>3.78E-05</text:p>
              </table:table-cell>
              <table:table-cell office:value-type="float" office:value="0.000851" calcext:value-type="float">
                <text:p>8.51E-04</text:p>
              </table:table-cell>
              <table:table-cell office:value-type="float" office:value="8.21" calcext:value-type="float">
                <text:p>8.21</text:p>
              </table:table-cell>
              <table:table-cell office:value-type="float" office:value="93.51" calcext:value-type="float">
                <text:p>93.51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80881" calcext:value-type="float">
                <text:p>80881</text:p>
              </table:table-cell>
              <table:table-cell office:value-type="float" office:value="0.0000477" calcext:value-type="float">
                <text:p>4.77E-05</text:p>
              </table:table-cell>
              <table:table-cell office:value-type="float" office:value="0.0000377" calcext:value-type="float">
                <text:p>3.77E-05</text:p>
              </table:table-cell>
              <table:table-cell office:value-type="float" office:value="0.000849" calcext:value-type="float">
                <text:p>8.49E-04</text:p>
              </table:table-cell>
              <table:table-cell office:value-type="float" office:value="8.18" calcext:value-type="float">
                <text:p>8.18</text:p>
              </table:table-cell>
              <table:table-cell office:value-type="float" office:value="93.53" calcext:value-type="float">
                <text:p>93.53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2 <text:s text:c="7"/>Constell Average</text:p>
            </table:table-cell>
            <table:table-cell table:number-columns-repeated="4"/>
            <table:table-cell table:style-name="ce2" table:formula="of:=SUBTOTAL(1;[.$F$15:.$F$17])" office:value-type="float" office:value="0.000859333333333333" calcext:value-type="float">
              <text:p>8.59E-04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4541" calcext:value-type="float">
                <text:p>4541</text:p>
              </table:table-cell>
              <table:table-cell office:value-type="float" office:value="0.0012" calcext:value-type="float">
                <text:p>1.20E-03</text:p>
              </table:table-cell>
              <table:table-cell office:value-type="float" office:value="0.00238" calcext:value-type="float">
                <text:p>2.38E-03</text:p>
              </table:table-cell>
              <table:table-cell office:value-type="float" office:value="0.0012" calcext:value-type="float">
                <text:p>1.20E-03</text:p>
              </table:table-cell>
              <table:table-cell office:value-type="float" office:value="10.85" calcext:value-type="float">
                <text:p>10.85</text:p>
              </table:table-cell>
              <table:table-cell office:value-type="float" office:value="85.8" calcext:value-type="float">
                <text:p>85.8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4541" calcext:value-type="float">
                <text:p>4541</text:p>
              </table:table-cell>
              <table:table-cell office:value-type="float" office:value="0.00118" calcext:value-type="float">
                <text:p>1.18E-03</text:p>
              </table:table-cell>
              <table:table-cell office:value-type="float" office:value="0.00251" calcext:value-type="float">
                <text:p>2.51E-03</text:p>
              </table:table-cell>
              <table:table-cell office:value-type="float" office:value="0.00118" calcext:value-type="float">
                <text:p>1.18E-03</text:p>
              </table:table-cell>
              <table:table-cell office:value-type="float" office:value="11.37" calcext:value-type="float">
                <text:p>11.37</text:p>
              </table:table-cell>
              <table:table-cell office:value-type="float" office:value="85.3" calcext:value-type="float">
                <text:p>85.3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4541" calcext:value-type="float">
                <text:p>4541</text:p>
              </table:table-cell>
              <table:table-cell office:value-type="float" office:value="0.00117" calcext:value-type="float">
                <text:p>1.17E-03</text:p>
              </table:table-cell>
              <table:table-cell office:value-type="float" office:value="0.0025" calcext:value-type="float">
                <text:p>2.50E-03</text:p>
              </table:table-cell>
              <table:table-cell office:value-type="float" office:value="0.00117" calcext:value-type="float">
                <text:p>1.17E-03</text:p>
              </table:table-cell>
              <table:table-cell office:value-type="float" office:value="11.23" calcext:value-type="float">
                <text:p>11.23</text:p>
              </table:table-cell>
              <table:table-cell office:value-type="float" office:value="85.34" calcext:value-type="float">
                <text:p>85.34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3 <text:s text:c="9"/>L2 opt Average</text:p>
            </table:table-cell>
            <table:table-cell table:number-columns-repeated="4"/>
            <table:table-cell table:style-name="ce2" table:formula="of:=SUBTOTAL(1;[.$F$19:.$F$21])" office:value-type="float" office:value="0.00118333333333333" calcext:value-type="float">
              <text:p>1.18E-03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4541" calcext:value-type="float">
                <text:p>4541</text:p>
              </table:table-cell>
              <table:table-cell office:value-type="float" office:value="0.0000912" calcext:value-type="float">
                <text:p>9.12E-05</text:p>
              </table:table-cell>
              <table:table-cell office:value-type="float" office:value="0.000271" calcext:value-type="float">
                <text:p>2.71E-04</text:p>
              </table:table-cell>
              <table:table-cell office:value-type="float" office:value="0.0000912" calcext:value-type="float">
                <text:p>9.12E-05</text:p>
              </table:table-cell>
              <table:table-cell office:value-type="float" office:value="0.82" calcext:value-type="float">
                <text:p>0.82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4541" calcext:value-type="float">
                <text:p>4541</text:p>
              </table:table-cell>
              <table:table-cell office:value-type="float" office:value="0.0000877" calcext:value-type="float">
                <text:p>8.77E-05</text:p>
              </table:table-cell>
              <table:table-cell office:value-type="float" office:value="0.000256" calcext:value-type="float">
                <text:p>2.56E-04</text:p>
              </table:table-cell>
              <table:table-cell office:value-type="float" office:value="0.0000877" calcext:value-type="float">
                <text:p>8.77E-05</text:p>
              </table:table-cell>
              <table:table-cell office:value-type="float" office:value="0.85" calcext:value-type="float">
                <text:p>0.85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4541" calcext:value-type="float">
                <text:p>4541</text:p>
              </table:table-cell>
              <table:table-cell office:value-type="float" office:value="0.0000868" calcext:value-type="float">
                <text:p>8.68E-05</text:p>
              </table:table-cell>
              <table:table-cell office:value-type="float" office:value="0.000253" calcext:value-type="float">
                <text:p>2.53E-04</text:p>
              </table:table-cell>
              <table:table-cell office:value-type="float" office:value="0.0000868" calcext:value-type="float">
                <text:p>8.68E-05</text:p>
              </table:table-cell>
              <table:table-cell office:value-type="float" office:value="0.84" calcext:value-type="float">
                <text:p>0.84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<text:s text:c="4"/>4 Update database Average</text:p>
          </table:table-cell>
          <table:table-cell table:number-columns-repeated="4"/>
          <table:table-cell table:style-name="ce2" table:formula="of:=SUBTOTAL(1;[.$F$23:.$F$25])" office:value-type="float" office:value="0.0000885666666666667" calcext:value-type="float">
            <text:p>8.86E-05</text:p>
          </table:table-cell>
          <table:table-cell table:number-columns-repeated="5"/>
        </table:table-row>
        <table:table-row table:style-name="ro1">
          <table:table-cell table:style-name="Result" office:value-type="string" calcext:value-type="string">
            <text:p>Grand Average</text:p>
          </table:table-cell>
          <table:table-cell table:number-columns-repeated="4"/>
          <table:table-cell table:style-name="ce2" table:formula="of:=SUBTOTAL(1;[.$F$3:.$F$25])" office:value-type="float" office:value="0.00354115" calcext:value-type="float">
            <text:p>3.54E-03</text:p>
          </table:table-cell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== description: /home/l" office:value-type="string" office:string-value="" calcext:value-type="error">
            <text:p>Err:510</text:p>
          </table:table-cell>
          <table:table-cell office:value-type="string" calcext:value-type="string">
            <text:p>ewis/catkin_ws2/src/contour-context//results/outcome_txt/outcome-kitti02.txt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Index <text:s text:c="11"/>Name</text:p>
          </table:table-cell>
          <table:table-cell/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dev</text:p>
          </table:table-cell>
          <table:table-cell table:style-name="Default" office:value-type="string" calcext:value-type="string">
            <text:p>Per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ccum</text:p>
          </table:table-cell>
          <table:table-cell office:value-type="string" calcext:value-type="string">
            <text:p>%</text:p>
          </table:table-cell>
        </table:table-row>
        <table:table-row-group>
          <table:table-row-group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4661" calcext:value-type="float">
                <text:p>4661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109" calcext:value-type="float">
                <text:p>1.09E-02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4661" calcext:value-type="float">
                <text:p>4661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105" calcext:value-type="float">
                <text:p>1.05E-02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4661" calcext:value-type="float">
                <text:p>4661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104" calcext:value-type="float">
                <text:p>1.04E-02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* <text:s text:c="11"/>*sum Average</text:p>
            </table:table-cell>
            <table:table-cell table:number-columns-repeated="2"/>
            <table:table-cell table:style-name="Default" table:number-columns-repeated="2"/>
            <table:table-cell table:style-name="ce2" table:formula="of:=SUBTOTAL(1;[.$F$33:.$F$35])" office:value-type="float" office:value="0.0106" calcext:value-type="float">
              <text:p>1.06E-02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4661" calcext:value-type="float">
                <text:p>4661</text:p>
              </table:table-cell>
              <table:table-cell office:value-type="float" office:value="0.00899" calcext:value-type="float">
                <text:p>8.99E-03</text:p>
              </table:table-cell>
              <table:table-cell office:value-type="float" office:value="0.00322" calcext:value-type="float">
                <text:p>3.22E-03</text:p>
              </table:table-cell>
              <table:table-cell office:value-type="float" office:value="0.00899" calcext:value-type="float">
                <text:p>8.99E-03</text:p>
              </table:table-cell>
              <table:table-cell table:number-columns-repeated="2" office:value-type="float" office:value="82.15" calcext:value-type="float">
                <text:p>82.15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4661" calcext:value-type="float">
                <text:p>4661</text:p>
              </table:table-cell>
              <table:table-cell office:value-type="float" office:value="0.00864" calcext:value-type="float">
                <text:p>8.64E-03</text:p>
              </table:table-cell>
              <table:table-cell office:value-type="float" office:value="0.00228" calcext:value-type="float">
                <text:p>2.28E-03</text:p>
              </table:table-cell>
              <table:table-cell office:value-type="float" office:value="0.00864" calcext:value-type="float">
                <text:p>8.64E-03</text:p>
              </table:table-cell>
              <table:table-cell table:number-columns-repeated="2" office:value-type="float" office:value="82.25" calcext:value-type="float">
                <text:p>82.25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4661" calcext:value-type="float">
                <text:p>4661</text:p>
              </table:table-cell>
              <table:table-cell office:value-type="float" office:value="0.00859" calcext:value-type="float">
                <text:p>8.59E-03</text:p>
              </table:table-cell>
              <table:table-cell office:value-type="float" office:value="0.00199" calcext:value-type="float">
                <text:p>1.99E-03</text:p>
              </table:table-cell>
              <table:table-cell office:value-type="float" office:value="0.00859" calcext:value-type="float">
                <text:p>8.59E-03</text:p>
              </table:table-cell>
              <table:table-cell table:number-columns-repeated="2" office:value-type="float" office:value="82.27" calcext:value-type="float">
                <text:p>82.27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0 <text:s text:c="7"/>make bev Average</text:p>
            </table:table-cell>
            <table:table-cell table:number-columns-repeated="4"/>
            <table:table-cell table:style-name="ce2" table:formula="of:=SUBTOTAL(1;[.$F$37:.$F$39])" office:value-type="float" office:value="0.00874" calcext:value-type="float">
              <text:p>8.74E-03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82981" calcext:value-type="float">
                <text:p>82981</text:p>
              </table:table-cell>
              <table:table-cell office:value-type="float" office:value="0.0000325" calcext:value-type="float">
                <text:p>3.25E-05</text:p>
              </table:table-cell>
              <table:table-cell office:value-type="float" office:value="0.0000246" calcext:value-type="float">
                <text:p>2.46E-05</text:p>
              </table:table-cell>
              <table:table-cell office:value-type="float" office:value="0.000579" calcext:value-type="float">
                <text:p>5.79E-04</text:p>
              </table:table-cell>
              <table:table-cell office:value-type="float" office:value="5.3" calcext:value-type="float">
                <text:p>5.3</text:p>
              </table:table-cell>
              <table:table-cell office:value-type="float" office:value="95.12" calcext:value-type="float">
                <text:p>95.12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82981" calcext:value-type="float">
                <text:p>82981</text:p>
              </table:table-cell>
              <table:table-cell office:value-type="float" office:value="0.000032" calcext:value-type="float">
                <text:p>3.20E-05</text:p>
              </table:table-cell>
              <table:table-cell office:value-type="float" office:value="0.0000245" calcext:value-type="float">
                <text:p>2.45E-05</text:p>
              </table:table-cell>
              <table:table-cell office:value-type="float" office:value="0.000569" calcext:value-type="float">
                <text:p>5.69E-04</text:p>
              </table:table-cell>
              <table:table-cell office:value-type="float" office:value="5.42" calcext:value-type="float">
                <text:p>5.42</text:p>
              </table:table-cell>
              <table:table-cell office:value-type="float" office:value="95.2" calcext:value-type="float">
                <text:p>95.2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82981" calcext:value-type="float">
                <text:p>82981</text:p>
              </table:table-cell>
              <table:table-cell office:value-type="float" office:value="0.0000317" calcext:value-type="float">
                <text:p>3.17E-05</text:p>
              </table:table-cell>
              <table:table-cell office:value-type="float" office:value="0.000024" calcext:value-type="float">
                <text:p>2.40E-05</text:p>
              </table:table-cell>
              <table:table-cell office:value-type="float" office:value="0.000564" calcext:value-type="float">
                <text:p>5.64E-04</text:p>
              </table:table-cell>
              <table:table-cell office:value-type="float" office:value="5.41" calcext:value-type="float">
                <text:p>5.41</text:p>
              </table:table-cell>
              <table:table-cell office:value-type="float" office:value="95.23" calcext:value-type="float">
                <text:p>95.23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1 <text:s text:c="5"/>KNN search Average</text:p>
            </table:table-cell>
            <table:table-cell table:number-columns-repeated="4"/>
            <table:table-cell table:style-name="ce2" table:formula="of:=SUBTOTAL(1;[.$F$41:.$F$43])" office:value-type="float" office:value="0.000570666666666667" calcext:value-type="float">
              <text:p>5.71E-04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82981" calcext:value-type="float">
                <text:p>82981</text:p>
              </table:table-cell>
              <table:table-cell office:value-type="float" office:value="0.0000471" calcext:value-type="float">
                <text:p>4.71E-05</text:p>
              </table:table-cell>
              <table:table-cell office:value-type="float" office:value="0.000528" calcext:value-type="float">
                <text:p>5.28E-04</text:p>
              </table:table-cell>
              <table:table-cell office:value-type="float" office:value="0.000839" calcext:value-type="float">
                <text:p>8.39E-04</text:p>
              </table:table-cell>
              <table:table-cell office:value-type="float" office:value="7.67" calcext:value-type="float">
                <text:p>7.67</text:p>
              </table:table-cell>
              <table:table-cell office:value-type="float" office:value="89.82" calcext:value-type="float">
                <text:p>89.82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82981" calcext:value-type="float">
                <text:p>82981</text:p>
              </table:table-cell>
              <table:table-cell office:value-type="float" office:value="0.0000444" calcext:value-type="float">
                <text:p>4.44E-05</text:p>
              </table:table-cell>
              <table:table-cell office:value-type="float" office:value="0.0000403" calcext:value-type="float">
                <text:p>4.03E-05</text:p>
              </table:table-cell>
              <table:table-cell office:value-type="float" office:value="0.000791" calcext:value-type="float">
                <text:p>7.91E-04</text:p>
              </table:table-cell>
              <table:table-cell office:value-type="float" office:value="7.53" calcext:value-type="float">
                <text:p>7.53</text:p>
              </table:table-cell>
              <table:table-cell office:value-type="float" office:value="89.78" calcext:value-type="float">
                <text:p>89.78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82981" calcext:value-type="float">
                <text:p>82981</text:p>
              </table:table-cell>
              <table:table-cell office:value-type="float" office:value="0.0000442" calcext:value-type="float">
                <text:p>4.42E-05</text:p>
              </table:table-cell>
              <table:table-cell office:value-type="float" office:value="0.0000585" calcext:value-type="float">
                <text:p>5.85E-05</text:p>
              </table:table-cell>
              <table:table-cell office:value-type="float" office:value="0.000788" calcext:value-type="float">
                <text:p>7.88E-04</text:p>
              </table:table-cell>
              <table:table-cell office:value-type="float" office:value="7.55" calcext:value-type="float">
                <text:p>7.55</text:p>
              </table:table-cell>
              <table:table-cell office:value-type="float" office:value="89.82" calcext:value-type="float">
                <text:p>89.82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2 <text:s text:c="7"/>Constell Average</text:p>
            </table:table-cell>
            <table:table-cell table:number-columns-repeated="4"/>
            <table:table-cell table:style-name="ce2" table:formula="of:=SUBTOTAL(1;[.$F$45:.$F$47])" office:value-type="float" office:value="0.000806" calcext:value-type="float">
              <text:p>8.06E-04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4661" calcext:value-type="float">
                <text:p>4661</text:p>
              </table:table-cell>
              <table:table-cell office:value-type="float" office:value="0.000439" calcext:value-type="float">
                <text:p>4.39E-04</text:p>
              </table:table-cell>
              <table:table-cell office:value-type="float" office:value="0.00114" calcext:value-type="float">
                <text:p>1.14E-03</text:p>
              </table:table-cell>
              <table:table-cell office:value-type="float" office:value="0.000439" calcext:value-type="float">
                <text:p>4.39E-04</text:p>
              </table:table-cell>
              <table:table-cell office:value-type="float" office:value="4.01" calcext:value-type="float">
                <text:p>4.01</text:p>
              </table:table-cell>
              <table:table-cell office:value-type="float" office:value="99.13" calcext:value-type="float">
                <text:p>99.13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4661" calcext:value-type="float">
                <text:p>4661</text:p>
              </table:table-cell>
              <table:table-cell office:value-type="float" office:value="0.000412" calcext:value-type="float">
                <text:p>4.12E-04</text:p>
              </table:table-cell>
              <table:table-cell office:value-type="float" office:value="0.000714" calcext:value-type="float">
                <text:p>7.14E-04</text:p>
              </table:table-cell>
              <table:table-cell office:value-type="float" office:value="0.000412" calcext:value-type="float">
                <text:p>4.12E-04</text:p>
              </table:table-cell>
              <table:table-cell office:value-type="float" office:value="3.92" calcext:value-type="float">
                <text:p>3.92</text:p>
              </table:table-cell>
              <table:table-cell office:value-type="float" office:value="99.12" calcext:value-type="float">
                <text:p>99.12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4661" calcext:value-type="float">
                <text:p>4661</text:p>
              </table:table-cell>
              <table:table-cell office:value-type="float" office:value="0.000407" calcext:value-type="float">
                <text:p>4.07E-04</text:p>
              </table:table-cell>
              <table:table-cell office:value-type="float" office:value="0.000708" calcext:value-type="float">
                <text:p>7.08E-04</text:p>
              </table:table-cell>
              <table:table-cell office:value-type="float" office:value="0.000407" calcext:value-type="float">
                <text:p>4.07E-04</text:p>
              </table:table-cell>
              <table:table-cell office:value-type="float" office:value="3.9" calcext:value-type="float">
                <text:p>3.9</text:p>
              </table:table-cell>
              <table:table-cell office:value-type="float" office:value="99.12" calcext:value-type="float">
                <text:p>99.12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3 <text:s text:c="9"/>L2 opt Average</text:p>
            </table:table-cell>
            <table:table-cell table:number-columns-repeated="4"/>
            <table:table-cell table:style-name="ce2" table:formula="of:=SUBTOTAL(1;[.$F$49:.$F$51])" office:value-type="float" office:value="0.000419333333333333" calcext:value-type="float">
              <text:p>4.19E-04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4661" calcext:value-type="float">
                <text:p>4661</text:p>
              </table:table-cell>
              <table:table-cell office:value-type="float" office:value="0.0000951" calcext:value-type="float">
                <text:p>9.51E-05</text:p>
              </table:table-cell>
              <table:table-cell office:value-type="float" office:value="0.000283" calcext:value-type="float">
                <text:p>2.83E-04</text:p>
              </table:table-cell>
              <table:table-cell office:value-type="float" office:value="0.0000951" calcext:value-type="float">
                <text:p>9.51E-05</text:p>
              </table:table-cell>
              <table:table-cell office:value-type="float" office:value="0.87" calcext:value-type="float">
                <text:p>0.87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4661" calcext:value-type="float">
                <text:p>4661</text:p>
              </table:table-cell>
              <table:table-cell office:value-type="float" office:value="0.0000922" calcext:value-type="float">
                <text:p>9.22E-05</text:p>
              </table:table-cell>
              <table:table-cell office:value-type="float" office:value="0.000259" calcext:value-type="float">
                <text:p>2.59E-04</text:p>
              </table:table-cell>
              <table:table-cell office:value-type="float" office:value="0.0000922" calcext:value-type="float">
                <text:p>9.22E-05</text:p>
              </table:table-cell>
              <table:table-cell office:value-type="float" office:value="0.88" calcext:value-type="float">
                <text:p>0.88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4661" calcext:value-type="float">
                <text:p>4661</text:p>
              </table:table-cell>
              <table:table-cell office:value-type="float" office:value="0.0000915" calcext:value-type="float">
                <text:p>9.15E-05</text:p>
              </table:table-cell>
              <table:table-cell office:value-type="float" office:value="0.000259" calcext:value-type="float">
                <text:p>2.59E-04</text:p>
              </table:table-cell>
              <table:table-cell office:value-type="float" office:value="0.0000915" calcext:value-type="float">
                <text:p>9.15E-05</text:p>
              </table:table-cell>
              <table:table-cell office:value-type="float" office:value="0.88" calcext:value-type="float">
                <text:p>0.88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<text:s text:c="4"/>4 Update database Average</text:p>
          </table:table-cell>
          <table:table-cell table:number-columns-repeated="4"/>
          <table:table-cell table:style-name="ce2" table:formula="of:=SUBTOTAL(1;[.$F$53:.$F$55])" office:value-type="float" office:value="0.0000929333333333334" calcext:value-type="float">
            <text:p>9.29E-05</text:p>
          </table:table-cell>
          <table:table-cell table:number-columns-repeated="5"/>
        </table:table-row>
        <table:table-row table:style-name="ro1">
          <table:table-cell table:style-name="Result" office:value-type="string" calcext:value-type="string">
            <text:p>Grand Average</text:p>
          </table:table-cell>
          <table:table-cell table:number-columns-repeated="4"/>
          <table:table-cell table:style-name="ce2" table:formula="of:=SUBTOTAL(1;[.$F$33:.$F$55])" office:value-type="float" office:value="0.00353815555555556" calcext:value-type="float">
            <text:p>3.54E-03</text:p>
          </table:table-cell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== description: /home/l" office:value-type="string" office:string-value="" calcext:value-type="error">
            <text:p>Err:510</text:p>
          </table:table-cell>
          <table:table-cell office:value-type="string" calcext:value-type="string">
            <text:p>ewis/catkin_ws2/src/contour-context//results/outcome_txt/outcome-kitti05.txt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Index <text:s text:c="11"/>Name</text:p>
          </table:table-cell>
          <table:table-cell/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dev</text:p>
          </table:table-cell>
          <table:table-cell table:style-name="Default" office:value-type="string" calcext:value-type="string">
            <text:p>Per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ccum</text:p>
          </table:table-cell>
          <table:table-cell office:value-type="string" calcext:value-type="string">
            <text:p>%</text:p>
          </table:table-cell>
        </table:table-row>
        <table:table-row-group>
          <table:table-row-group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2761" calcext:value-type="float">
                <text:p>2761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108" calcext:value-type="float">
                <text:p>1.08E-02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2761" calcext:value-type="float">
                <text:p>2761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106" calcext:value-type="float">
                <text:p>1.06E-02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2761" calcext:value-type="float">
                <text:p>2761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106" calcext:value-type="float">
                <text:p>1.06E-02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* <text:s text:c="11"/>*sum Average</text:p>
            </table:table-cell>
            <table:table-cell table:number-columns-repeated="2"/>
            <table:table-cell table:style-name="Default" table:number-columns-repeated="2"/>
            <table:table-cell table:style-name="ce2" table:formula="of:=SUBTOTAL(1;[.$F$63:.$F$65])" office:value-type="float" office:value="0.0106666666666667" calcext:value-type="float">
              <text:p>1.07E-02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2761" calcext:value-type="float">
                <text:p>2761</text:p>
              </table:table-cell>
              <table:table-cell office:value-type="float" office:value="0.00861" calcext:value-type="float">
                <text:p>8.61E-03</text:p>
              </table:table-cell>
              <table:table-cell office:value-type="float" office:value="0.00197" calcext:value-type="float">
                <text:p>1.97E-03</text:p>
              </table:table-cell>
              <table:table-cell office:value-type="float" office:value="0.00861" calcext:value-type="float">
                <text:p>8.61E-03</text:p>
              </table:table-cell>
              <table:table-cell table:number-columns-repeated="2" office:value-type="float" office:value="79.9" calcext:value-type="float">
                <text:p>79.9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2761" calcext:value-type="float">
                <text:p>2761</text:p>
              </table:table-cell>
              <table:table-cell office:value-type="float" office:value="0.00842" calcext:value-type="float">
                <text:p>8.42E-03</text:p>
              </table:table-cell>
              <table:table-cell office:value-type="float" office:value="0.00215" calcext:value-type="float">
                <text:p>2.15E-03</text:p>
              </table:table-cell>
              <table:table-cell office:value-type="float" office:value="0.00842" calcext:value-type="float">
                <text:p>8.42E-03</text:p>
              </table:table-cell>
              <table:table-cell table:number-columns-repeated="2" office:value-type="float" office:value="79.55" calcext:value-type="float">
                <text:p>79.55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2761" calcext:value-type="float">
                <text:p>2761</text:p>
              </table:table-cell>
              <table:table-cell office:value-type="float" office:value="0.00844" calcext:value-type="float">
                <text:p>8.44E-03</text:p>
              </table:table-cell>
              <table:table-cell office:value-type="float" office:value="0.0021" calcext:value-type="float">
                <text:p>2.10E-03</text:p>
              </table:table-cell>
              <table:table-cell office:value-type="float" office:value="0.00844" calcext:value-type="float">
                <text:p>8.44E-03</text:p>
              </table:table-cell>
              <table:table-cell table:number-columns-repeated="2" office:value-type="float" office:value="79.37" calcext:value-type="float">
                <text:p>79.37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0 <text:s text:c="7"/>make bev Average</text:p>
            </table:table-cell>
            <table:table-cell table:number-columns-repeated="4"/>
            <table:table-cell table:style-name="ce2" table:formula="of:=SUBTOTAL(1;[.$F$67:.$F$69])" office:value-type="float" office:value="0.00849" calcext:value-type="float">
              <text:p>8.49E-03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49264" calcext:value-type="float">
                <text:p>49264</text:p>
              </table:table-cell>
              <table:table-cell office:value-type="float" office:value="0.0000249" calcext:value-type="float">
                <text:p>2.49E-05</text:p>
              </table:table-cell>
              <table:table-cell office:value-type="float" office:value="0.0000187" calcext:value-type="float">
                <text:p>1.87E-05</text:p>
              </table:table-cell>
              <table:table-cell office:value-type="float" office:value="0.000444" calcext:value-type="float">
                <text:p>4.44E-04</text:p>
              </table:table-cell>
              <table:table-cell office:value-type="float" office:value="4.12" calcext:value-type="float">
                <text:p>4.12</text:p>
              </table:table-cell>
              <table:table-cell office:value-type="float" office:value="99.48" calcext:value-type="float">
                <text:p>99.48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49264" calcext:value-type="float">
                <text:p>49264</text:p>
              </table:table-cell>
              <table:table-cell office:value-type="float" office:value="0.0000246" calcext:value-type="float">
                <text:p>2.46E-05</text:p>
              </table:table-cell>
              <table:table-cell office:value-type="float" office:value="0.0000184" calcext:value-type="float">
                <text:p>1.84E-05</text:p>
              </table:table-cell>
              <table:table-cell office:value-type="float" office:value="0.00044" calcext:value-type="float">
                <text:p>4.40E-04</text:p>
              </table:table-cell>
              <table:table-cell office:value-type="float" office:value="4.15" calcext:value-type="float">
                <text:p>4.15</text:p>
              </table:table-cell>
              <table:table-cell office:value-type="float" office:value="99.47" calcext:value-type="float">
                <text:p>99.47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49264" calcext:value-type="float">
                <text:p>49264</text:p>
              </table:table-cell>
              <table:table-cell office:value-type="float" office:value="0.0000248" calcext:value-type="float">
                <text:p>2.48E-05</text:p>
              </table:table-cell>
              <table:table-cell office:value-type="float" office:value="0.0000188" calcext:value-type="float">
                <text:p>1.88E-05</text:p>
              </table:table-cell>
              <table:table-cell office:value-type="float" office:value="0.000443" calcext:value-type="float">
                <text:p>4.43E-04</text:p>
              </table:table-cell>
              <table:table-cell office:value-type="float" office:value="4.17" calcext:value-type="float">
                <text:p>4.17</text:p>
              </table:table-cell>
              <table:table-cell office:value-type="float" office:value="99.47" calcext:value-type="float">
                <text:p>99.47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1 <text:s text:c="5"/>KNN search Average</text:p>
            </table:table-cell>
            <table:table-cell table:number-columns-repeated="4"/>
            <table:table-cell table:style-name="ce2" table:formula="of:=SUBTOTAL(1;[.$F$71:.$F$73])" office:value-type="float" office:value="0.000442333333333333" calcext:value-type="float">
              <text:p>4.42E-04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49264" calcext:value-type="float">
                <text:p>49264</text:p>
              </table:table-cell>
              <table:table-cell office:value-type="float" office:value="0.0000425" calcext:value-type="float">
                <text:p>4.25E-05</text:p>
              </table:table-cell>
              <table:table-cell office:value-type="float" office:value="0.0000366" calcext:value-type="float">
                <text:p>3.66E-05</text:p>
              </table:table-cell>
              <table:table-cell office:value-type="float" office:value="0.000758" calcext:value-type="float">
                <text:p>7.58E-04</text:p>
              </table:table-cell>
              <table:table-cell office:value-type="float" office:value="7.03" calcext:value-type="float">
                <text:p>7.03</text:p>
              </table:table-cell>
              <table:table-cell office:value-type="float" office:value="95.36" calcext:value-type="float">
                <text:p>95.36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49264" calcext:value-type="float">
                <text:p>49264</text:p>
              </table:table-cell>
              <table:table-cell office:value-type="float" office:value="0.0000421" calcext:value-type="float">
                <text:p>4.21E-05</text:p>
              </table:table-cell>
              <table:table-cell office:value-type="float" office:value="0.0000364" calcext:value-type="float">
                <text:p>3.64E-05</text:p>
              </table:table-cell>
              <table:table-cell office:value-type="float" office:value="0.000752" calcext:value-type="float">
                <text:p>7.52E-04</text:p>
              </table:table-cell>
              <table:table-cell office:value-type="float" office:value="7.1" calcext:value-type="float">
                <text:p>7.1</text:p>
              </table:table-cell>
              <table:table-cell office:value-type="float" office:value="95.32" calcext:value-type="float">
                <text:p>95.32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49264" calcext:value-type="float">
                <text:p>49264</text:p>
              </table:table-cell>
              <table:table-cell office:value-type="float" office:value="0.0000423" calcext:value-type="float">
                <text:p>4.23E-05</text:p>
              </table:table-cell>
              <table:table-cell office:value-type="float" office:value="0.000037" calcext:value-type="float">
                <text:p>3.70E-05</text:p>
              </table:table-cell>
              <table:table-cell office:value-type="float" office:value="0.000756" calcext:value-type="float">
                <text:p>7.56E-04</text:p>
              </table:table-cell>
              <table:table-cell office:value-type="float" office:value="7.11" calcext:value-type="float">
                <text:p>7.11</text:p>
              </table:table-cell>
              <table:table-cell office:value-type="float" office:value="95.3" calcext:value-type="float">
                <text:p>95.3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2 <text:s text:c="7"/>Constell Average</text:p>
            </table:table-cell>
            <table:table-cell table:number-columns-repeated="4"/>
            <table:table-cell table:style-name="ce2" table:formula="of:=SUBTOTAL(1;[.$F$75:.$F$77])" office:value-type="float" office:value="0.000755333333333333" calcext:value-type="float">
              <text:p>7.55E-04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2761" calcext:value-type="float">
                <text:p>2761</text:p>
              </table:table-cell>
              <table:table-cell office:value-type="float" office:value="0.000909" calcext:value-type="float">
                <text:p>9.09E-04</text:p>
              </table:table-cell>
              <table:table-cell office:value-type="float" office:value="0.00201" calcext:value-type="float">
                <text:p>2.01E-03</text:p>
              </table:table-cell>
              <table:table-cell office:value-type="float" office:value="0.000909" calcext:value-type="float">
                <text:p>9.09E-04</text:p>
              </table:table-cell>
              <table:table-cell office:value-type="float" office:value="8.43" calcext:value-type="float">
                <text:p>8.43</text:p>
              </table:table-cell>
              <table:table-cell office:value-type="float" office:value="88.33" calcext:value-type="float">
                <text:p>88.33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2761" calcext:value-type="float">
                <text:p>2761</text:p>
              </table:table-cell>
              <table:table-cell office:value-type="float" office:value="0.000917" calcext:value-type="float">
                <text:p>9.17E-04</text:p>
              </table:table-cell>
              <table:table-cell office:value-type="float" office:value="0.00205" calcext:value-type="float">
                <text:p>2.05E-03</text:p>
              </table:table-cell>
              <table:table-cell office:value-type="float" office:value="0.000917" calcext:value-type="float">
                <text:p>9.17E-04</text:p>
              </table:table-cell>
              <table:table-cell office:value-type="float" office:value="8.66" calcext:value-type="float">
                <text:p>8.66</text:p>
              </table:table-cell>
              <table:table-cell office:value-type="float" office:value="88.22" calcext:value-type="float">
                <text:p>88.22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2761" calcext:value-type="float">
                <text:p>2761</text:p>
              </table:table-cell>
              <table:table-cell office:value-type="float" office:value="0.000939" calcext:value-type="float">
                <text:p>9.39E-04</text:p>
              </table:table-cell>
              <table:table-cell office:value-type="float" office:value="0.0023" calcext:value-type="float">
                <text:p>2.30E-03</text:p>
              </table:table-cell>
              <table:table-cell office:value-type="float" office:value="0.000939" calcext:value-type="float">
                <text:p>9.39E-04</text:p>
              </table:table-cell>
              <table:table-cell office:value-type="float" office:value="8.83" calcext:value-type="float">
                <text:p>8.83</text:p>
              </table:table-cell>
              <table:table-cell office:value-type="float" office:value="88.2" calcext:value-type="float">
                <text:p>88.2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3 <text:s text:c="9"/>L2 opt Average</text:p>
            </table:table-cell>
            <table:table-cell table:number-columns-repeated="4"/>
            <table:table-cell table:style-name="ce2" table:formula="of:=SUBTOTAL(1;[.$F$79:.$F$81])" office:value-type="float" office:value="0.000921666666666667" calcext:value-type="float">
              <text:p>9.22E-04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2761" calcext:value-type="float">
                <text:p>2761</text:p>
              </table:table-cell>
              <table:table-cell office:value-type="float" office:value="0.0000558" calcext:value-type="float">
                <text:p>5.58E-05</text:p>
              </table:table-cell>
              <table:table-cell office:value-type="float" office:value="0.000135" calcext:value-type="float">
                <text:p>1.35E-04</text:p>
              </table:table-cell>
              <table:table-cell office:value-type="float" office:value="0.0000558" calcext:value-type="float">
                <text:p>5.58E-05</text:p>
              </table:table-cell>
              <table:table-cell office:value-type="float" office:value="0.52" calcext:value-type="float">
                <text:p>0.52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2761" calcext:value-type="float">
                <text:p>2761</text:p>
              </table:table-cell>
              <table:table-cell office:value-type="float" office:value="0.0000558" calcext:value-type="float">
                <text:p>5.58E-05</text:p>
              </table:table-cell>
              <table:table-cell office:value-type="float" office:value="0.000135" calcext:value-type="float">
                <text:p>1.35E-04</text:p>
              </table:table-cell>
              <table:table-cell office:value-type="float" office:value="0.0000558" calcext:value-type="float">
                <text:p>5.58E-05</text:p>
              </table:table-cell>
              <table:table-cell office:value-type="float" office:value="0.53" calcext:value-type="float">
                <text:p>0.53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2761" calcext:value-type="float">
                <text:p>2761</text:p>
              </table:table-cell>
              <table:table-cell office:value-type="float" office:value="0.000056" calcext:value-type="float">
                <text:p>5.60E-05</text:p>
              </table:table-cell>
              <table:table-cell office:value-type="float" office:value="0.000136" calcext:value-type="float">
                <text:p>1.36E-04</text:p>
              </table:table-cell>
              <table:table-cell office:value-type="float" office:value="0.000056" calcext:value-type="float">
                <text:p>5.60E-05</text:p>
              </table:table-cell>
              <table:table-cell office:value-type="float" office:value="0.53" calcext:value-type="float">
                <text:p>0.53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<text:s text:c="4"/>4 Update database Average</text:p>
          </table:table-cell>
          <table:table-cell table:number-columns-repeated="4"/>
          <table:table-cell table:style-name="ce2" table:formula="of:=SUBTOTAL(1;[.$F$83:.$F$85])" office:value-type="float" office:value="0.0000558666666666667" calcext:value-type="float">
            <text:p>5.59E-05</text:p>
          </table:table-cell>
          <table:table-cell table:number-columns-repeated="5"/>
        </table:table-row>
        <table:table-row table:style-name="ro1">
          <table:table-cell table:style-name="Result" office:value-type="string" calcext:value-type="string">
            <text:p>Grand Average</text:p>
          </table:table-cell>
          <table:table-cell table:number-columns-repeated="4"/>
          <table:table-cell table:style-name="ce2" table:formula="of:=SUBTOTAL(1;[.$F$63:.$F$85])" office:value-type="float" office:value="0.00355531111111111" calcext:value-type="float">
            <text:p>3.56E-03</text:p>
          </table:table-cell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== description: /home/l" office:value-type="string" office:string-value="" calcext:value-type="error">
            <text:p>Err:510</text:p>
          </table:table-cell>
          <table:table-cell office:value-type="string" calcext:value-type="string">
            <text:p>ewis/catkin_ws2/src/contour-context//results/outcome_txt/outcome-kitti08.txt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Index <text:s text:c="11"/>Name</text:p>
          </table:table-cell>
          <table:table-cell/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dev</text:p>
          </table:table-cell>
          <table:table-cell table:style-name="Default" office:value-type="string" calcext:value-type="string">
            <text:p>Per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ccum</text:p>
          </table:table-cell>
          <table:table-cell office:value-type="string" calcext:value-type="string">
            <text:p>%</text:p>
          </table:table-cell>
        </table:table-row>
        <table:table-row-group>
          <table:table-row-group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4071" calcext:value-type="float">
                <text:p>4071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112" calcext:value-type="float">
                <text:p>1.12E-02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4071" calcext:value-type="float">
                <text:p>4071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108" calcext:value-type="float">
                <text:p>1.08E-02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4071" calcext:value-type="float">
                <text:p>4071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109" calcext:value-type="float">
                <text:p>1.09E-02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* <text:s text:c="11"/>*sum Average</text:p>
            </table:table-cell>
            <table:table-cell table:number-columns-repeated="2"/>
            <table:table-cell table:style-name="Default" table:number-columns-repeated="2"/>
            <table:table-cell table:style-name="ce2" table:formula="of:=SUBTOTAL(1;[.$F$93:.$F$95])" office:value-type="float" office:value="0.0109666666666667" calcext:value-type="float">
              <text:p>1.10E-02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4071" calcext:value-type="float">
                <text:p>4071</text:p>
              </table:table-cell>
              <table:table-cell office:value-type="float" office:value="0.00922" calcext:value-type="float">
                <text:p>9.22E-03</text:p>
              </table:table-cell>
              <table:table-cell office:value-type="float" office:value="0.0037" calcext:value-type="float">
                <text:p>3.70E-03</text:p>
              </table:table-cell>
              <table:table-cell office:value-type="float" office:value="0.00922" calcext:value-type="float">
                <text:p>9.22E-03</text:p>
              </table:table-cell>
              <table:table-cell table:number-columns-repeated="2" office:value-type="float" office:value="82.17" calcext:value-type="float">
                <text:p>82.17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4071" calcext:value-type="float">
                <text:p>4071</text:p>
              </table:table-cell>
              <table:table-cell office:value-type="float" office:value="0.00877" calcext:value-type="float">
                <text:p>8.77E-03</text:p>
              </table:table-cell>
              <table:table-cell office:value-type="float" office:value="0.00209" calcext:value-type="float">
                <text:p>2.09E-03</text:p>
              </table:table-cell>
              <table:table-cell office:value-type="float" office:value="0.00877" calcext:value-type="float">
                <text:p>8.77E-03</text:p>
              </table:table-cell>
              <table:table-cell table:number-columns-repeated="2" office:value-type="float" office:value="81.43" calcext:value-type="float">
                <text:p>81.43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4071" calcext:value-type="float">
                <text:p>4071</text:p>
              </table:table-cell>
              <table:table-cell office:value-type="float" office:value="0.00893" calcext:value-type="float">
                <text:p>8.93E-03</text:p>
              </table:table-cell>
              <table:table-cell office:value-type="float" office:value="0.00224" calcext:value-type="float">
                <text:p>2.24E-03</text:p>
              </table:table-cell>
              <table:table-cell office:value-type="float" office:value="0.00893" calcext:value-type="float">
                <text:p>8.93E-03</text:p>
              </table:table-cell>
              <table:table-cell table:number-columns-repeated="2" office:value-type="float" office:value="81.57" calcext:value-type="float">
                <text:p>81.57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0 <text:s text:c="7"/>make bev Average</text:p>
            </table:table-cell>
            <table:table-cell table:number-columns-repeated="4"/>
            <table:table-cell table:style-name="ce2" table:formula="of:=SUBTOTAL(1;[.$F$97:.$F$99])" office:value-type="float" office:value="0.00897333333333333" calcext:value-type="float">
              <text:p>8.97E-03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72699" calcext:value-type="float">
                <text:p>72699</text:p>
              </table:table-cell>
              <table:table-cell office:value-type="float" office:value="0.000029" calcext:value-type="float">
                <text:p>2.90E-05</text:p>
              </table:table-cell>
              <table:table-cell office:value-type="float" office:value="0.0000218" calcext:value-type="float">
                <text:p>2.18E-05</text:p>
              </table:table-cell>
              <table:table-cell office:value-type="float" office:value="0.000517" calcext:value-type="float">
                <text:p>5.17E-04</text:p>
              </table:table-cell>
              <table:table-cell office:value-type="float" office:value="4.61" calcext:value-type="float">
                <text:p>4.61</text:p>
              </table:table-cell>
              <table:table-cell office:value-type="float" office:value="99.29" calcext:value-type="float">
                <text:p>99.29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72699" calcext:value-type="float">
                <text:p>72699</text:p>
              </table:table-cell>
              <table:table-cell office:value-type="float" office:value="0.0000287" calcext:value-type="float">
                <text:p>2.87E-05</text:p>
              </table:table-cell>
              <table:table-cell office:value-type="float" office:value="0.0000215" calcext:value-type="float">
                <text:p>2.15E-05</text:p>
              </table:table-cell>
              <table:table-cell office:value-type="float" office:value="0.000513" calcext:value-type="float">
                <text:p>5.13E-04</text:p>
              </table:table-cell>
              <table:table-cell office:value-type="float" office:value="4.76" calcext:value-type="float">
                <text:p>4.76</text:p>
              </table:table-cell>
              <table:table-cell office:value-type="float" office:value="99.27" calcext:value-type="float">
                <text:p>99.27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72699" calcext:value-type="float">
                <text:p>72699</text:p>
              </table:table-cell>
              <table:table-cell office:value-type="float" office:value="0.0000291" calcext:value-type="float">
                <text:p>2.91E-05</text:p>
              </table:table-cell>
              <table:table-cell office:value-type="float" office:value="0.0000219" calcext:value-type="float">
                <text:p>2.19E-05</text:p>
              </table:table-cell>
              <table:table-cell office:value-type="float" office:value="0.000519" calcext:value-type="float">
                <text:p>5.19E-04</text:p>
              </table:table-cell>
              <table:table-cell office:value-type="float" office:value="4.74" calcext:value-type="float">
                <text:p>4.74</text:p>
              </table:table-cell>
              <table:table-cell office:value-type="float" office:value="99.27" calcext:value-type="float">
                <text:p>99.27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1 <text:s text:c="5"/>KNN search Average</text:p>
            </table:table-cell>
            <table:table-cell table:number-columns-repeated="4"/>
            <table:table-cell table:style-name="ce2" table:formula="of:=SUBTOTAL(1;[.$F$101:.$F$103])" office:value-type="float" office:value="0.000516333333333333" calcext:value-type="float">
              <text:p>5.16E-04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72699" calcext:value-type="float">
                <text:p>72699</text:p>
              </table:table-cell>
              <table:table-cell office:value-type="float" office:value="0.0000414" calcext:value-type="float">
                <text:p>4.14E-05</text:p>
              </table:table-cell>
              <table:table-cell office:value-type="float" office:value="0.0000344" calcext:value-type="float">
                <text:p>3.44E-05</text:p>
              </table:table-cell>
              <table:table-cell office:value-type="float" office:value="0.00074" calcext:value-type="float">
                <text:p>7.40E-04</text:p>
              </table:table-cell>
              <table:table-cell office:value-type="float" office:value="6.59" calcext:value-type="float">
                <text:p>6.59</text:p>
              </table:table-cell>
              <table:table-cell office:value-type="float" office:value="88.77" calcext:value-type="float">
                <text:p>88.77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72699" calcext:value-type="float">
                <text:p>72699</text:p>
              </table:table-cell>
              <table:table-cell office:value-type="float" office:value="0.0000411" calcext:value-type="float">
                <text:p>4.11E-05</text:p>
              </table:table-cell>
              <table:table-cell office:value-type="float" office:value="0.0000341" calcext:value-type="float">
                <text:p>3.41E-05</text:p>
              </table:table-cell>
              <table:table-cell office:value-type="float" office:value="0.000734" calcext:value-type="float">
                <text:p>7.34E-04</text:p>
              </table:table-cell>
              <table:table-cell office:value-type="float" office:value="6.81" calcext:value-type="float">
                <text:p>6.81</text:p>
              </table:table-cell>
              <table:table-cell office:value-type="float" office:value="88.24" calcext:value-type="float">
                <text:p>88.24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72699" calcext:value-type="float">
                <text:p>72699</text:p>
              </table:table-cell>
              <table:table-cell office:value-type="float" office:value="0.0000415" calcext:value-type="float">
                <text:p>4.15E-05</text:p>
              </table:table-cell>
              <table:table-cell office:value-type="float" office:value="0.0000345" calcext:value-type="float">
                <text:p>3.45E-05</text:p>
              </table:table-cell>
              <table:table-cell office:value-type="float" office:value="0.000741" calcext:value-type="float">
                <text:p>7.41E-04</text:p>
              </table:table-cell>
              <table:table-cell office:value-type="float" office:value="6.77" calcext:value-type="float">
                <text:p>6.77</text:p>
              </table:table-cell>
              <table:table-cell office:value-type="float" office:value="88.33" calcext:value-type="float">
                <text:p>88.33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2 <text:s text:c="7"/>Constell Average</text:p>
            </table:table-cell>
            <table:table-cell table:number-columns-repeated="4"/>
            <table:table-cell table:style-name="ce2" table:formula="of:=SUBTOTAL(1;[.$F$105:.$F$107])" office:value-type="float" office:value="0.000738333333333333" calcext:value-type="float">
              <text:p>7.38E-04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4071" calcext:value-type="float">
                <text:p>4071</text:p>
              </table:table-cell>
              <table:table-cell office:value-type="float" office:value="0.000664" calcext:value-type="float">
                <text:p>6.64E-04</text:p>
              </table:table-cell>
              <table:table-cell office:value-type="float" office:value="0.00207" calcext:value-type="float">
                <text:p>2.07E-03</text:p>
              </table:table-cell>
              <table:table-cell office:value-type="float" office:value="0.000664" calcext:value-type="float">
                <text:p>6.64E-04</text:p>
              </table:table-cell>
              <table:table-cell office:value-type="float" office:value="5.91" calcext:value-type="float">
                <text:p>5.91</text:p>
              </table:table-cell>
              <table:table-cell office:value-type="float" office:value="94.68" calcext:value-type="float">
                <text:p>94.68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4071" calcext:value-type="float">
                <text:p>4071</text:p>
              </table:table-cell>
              <table:table-cell office:value-type="float" office:value="0.000675" calcext:value-type="float">
                <text:p>6.75E-04</text:p>
              </table:table-cell>
              <table:table-cell office:value-type="float" office:value="0.00226" calcext:value-type="float">
                <text:p>2.26E-03</text:p>
              </table:table-cell>
              <table:table-cell office:value-type="float" office:value="0.000675" calcext:value-type="float">
                <text:p>6.75E-04</text:p>
              </table:table-cell>
              <table:table-cell office:value-type="float" office:value="6.27" calcext:value-type="float">
                <text:p>6.27</text:p>
              </table:table-cell>
              <table:table-cell office:value-type="float" office:value="94.51" calcext:value-type="float">
                <text:p>94.51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4071" calcext:value-type="float">
                <text:p>4071</text:p>
              </table:table-cell>
              <table:table-cell office:value-type="float" office:value="0.000678" calcext:value-type="float">
                <text:p>6.78E-04</text:p>
              </table:table-cell>
              <table:table-cell office:value-type="float" office:value="0.00226" calcext:value-type="float">
                <text:p>2.26E-03</text:p>
              </table:table-cell>
              <table:table-cell office:value-type="float" office:value="0.000678" calcext:value-type="float">
                <text:p>6.78E-04</text:p>
              </table:table-cell>
              <table:table-cell office:value-type="float" office:value="6.2" calcext:value-type="float">
                <text:p>6.2</text:p>
              </table:table-cell>
              <table:table-cell office:value-type="float" office:value="94.53" calcext:value-type="float">
                <text:p>94.53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3 <text:s text:c="9"/>L2 opt Average</text:p>
            </table:table-cell>
            <table:table-cell table:number-columns-repeated="4"/>
            <table:table-cell table:style-name="ce2" table:formula="of:=SUBTOTAL(1;[.$F$109:.$F$111])" office:value-type="float" office:value="0.000672333333333333" calcext:value-type="float">
              <text:p>6.72E-04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4071" calcext:value-type="float">
                <text:p>4071</text:p>
              </table:table-cell>
              <table:table-cell office:value-type="float" office:value="0.0000794" calcext:value-type="float">
                <text:p>7.94E-05</text:p>
              </table:table-cell>
              <table:table-cell office:value-type="float" office:value="0.000222" calcext:value-type="float">
                <text:p>2.22E-04</text:p>
              </table:table-cell>
              <table:table-cell office:value-type="float" office:value="0.0000794" calcext:value-type="float">
                <text:p>7.94E-05</text:p>
              </table:table-cell>
              <table:table-cell office:value-type="float" office:value="0.71" calcext:value-type="float">
                <text:p>0.71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4071" calcext:value-type="float">
                <text:p>4071</text:p>
              </table:table-cell>
              <table:table-cell office:value-type="float" office:value="0.0000792" calcext:value-type="float">
                <text:p>7.92E-05</text:p>
              </table:table-cell>
              <table:table-cell office:value-type="float" office:value="0.000218" calcext:value-type="float">
                <text:p>2.18E-04</text:p>
              </table:table-cell>
              <table:table-cell office:value-type="float" office:value="0.0000792" calcext:value-type="float">
                <text:p>7.92E-05</text:p>
              </table:table-cell>
              <table:table-cell office:value-type="float" office:value="0.73" calcext:value-type="float">
                <text:p>0.73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4071" calcext:value-type="float">
                <text:p>4071</text:p>
              </table:table-cell>
              <table:table-cell office:value-type="float" office:value="0.0000795" calcext:value-type="float">
                <text:p>7.95E-05</text:p>
              </table:table-cell>
              <table:table-cell office:value-type="float" office:value="0.000217" calcext:value-type="float">
                <text:p>2.17E-04</text:p>
              </table:table-cell>
              <table:table-cell office:value-type="float" office:value="0.0000795" calcext:value-type="float">
                <text:p>7.95E-05</text:p>
              </table:table-cell>
              <table:table-cell office:value-type="float" office:value="0.73" calcext:value-type="float">
                <text:p>0.73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<text:s text:c="4"/>4 Update database Average</text:p>
          </table:table-cell>
          <table:table-cell table:number-columns-repeated="4"/>
          <table:table-cell table:style-name="ce2" table:formula="of:=SUBTOTAL(1;[.$F$113:.$F$115])" office:value-type="float" office:value="0.0000793666666666667" calcext:value-type="float">
            <text:p>7.94E-05</text:p>
          </table:table-cell>
          <table:table-cell table:number-columns-repeated="5"/>
        </table:table-row>
        <table:table-row table:style-name="ro1">
          <table:table-cell table:style-name="Result" office:value-type="string" calcext:value-type="string">
            <text:p>Grand Average</text:p>
          </table:table-cell>
          <table:table-cell table:number-columns-repeated="4"/>
          <table:table-cell table:style-name="ce2" table:formula="of:=SUBTOTAL(1;[.$F$93:.$F$115])" office:value-type="float" office:value="0.00365772777777778" calcext:value-type="float">
            <text:p>3.66E-03</text:p>
          </table:table-cell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== description: /home/l" office:value-type="string" office:string-value="" calcext:value-type="error">
            <text:p>Err:510</text:p>
          </table:table-cell>
          <table:table-cell office:value-type="string" calcext:value-type="string">
            <text:p>ewis/catkin_ws2/src/contour-context//results/outcome_txt/outcome-kitti51.txt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Index <text:s text:c="11"/>Name</text:p>
          </table:table-cell>
          <table:table-cell/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dev</text:p>
          </table:table-cell>
          <table:table-cell table:style-name="Default" office:value-type="string" calcext:value-type="string">
            <text:p>Per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ccum</text:p>
          </table:table-cell>
          <table:table-cell office:value-type="string" calcext:value-type="string">
            <text:p>%</text:p>
          </table:table-cell>
        </table:table-row>
        <table:table-row-group>
          <table:table-row-group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8034" calcext:value-type="float">
                <text:p>8034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115" calcext:value-type="float">
                <text:p>1.15E-02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8034" calcext:value-type="float">
                <text:p>8034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113" calcext:value-type="float">
                <text:p>1.13E-02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8034" calcext:value-type="float">
                <text:p>8034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114" calcext:value-type="float">
                <text:p>1.14E-02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* <text:s text:c="11"/>*sum Average</text:p>
            </table:table-cell>
            <table:table-cell table:number-columns-repeated="2"/>
            <table:table-cell table:style-name="Default" table:number-columns-repeated="2"/>
            <table:table-cell table:style-name="ce2" table:formula="of:=SUBTOTAL(1;[.$F$123:.$F$125])" office:value-type="float" office:value="0.0114" calcext:value-type="float">
              <text:p>1.14E-02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8034" calcext:value-type="float">
                <text:p>8034</text:p>
              </table:table-cell>
              <table:table-cell office:value-type="float" office:value="0.00793" calcext:value-type="float">
                <text:p>7.93E-03</text:p>
              </table:table-cell>
              <table:table-cell office:value-type="float" office:value="0.00185" calcext:value-type="float">
                <text:p>1.85E-03</text:p>
              </table:table-cell>
              <table:table-cell office:value-type="float" office:value="0.00793" calcext:value-type="float">
                <text:p>7.93E-03</text:p>
              </table:table-cell>
              <table:table-cell table:number-columns-repeated="2" office:value-type="float" office:value="69.22" calcext:value-type="float">
                <text:p>69.22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8034" calcext:value-type="float">
                <text:p>8034</text:p>
              </table:table-cell>
              <table:table-cell office:value-type="float" office:value="0.00778" calcext:value-type="float">
                <text:p>7.78E-03</text:p>
              </table:table-cell>
              <table:table-cell office:value-type="float" office:value="0.0017" calcext:value-type="float">
                <text:p>1.70E-03</text:p>
              </table:table-cell>
              <table:table-cell office:value-type="float" office:value="0.00778" calcext:value-type="float">
                <text:p>7.78E-03</text:p>
              </table:table-cell>
              <table:table-cell table:number-columns-repeated="2" office:value-type="float" office:value="68.93" calcext:value-type="float">
                <text:p>68.93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8034" calcext:value-type="float">
                <text:p>8034</text:p>
              </table:table-cell>
              <table:table-cell office:value-type="float" office:value="0.00785" calcext:value-type="float">
                <text:p>7.85E-03</text:p>
              </table:table-cell>
              <table:table-cell office:value-type="float" office:value="0.00201" calcext:value-type="float">
                <text:p>2.01E-03</text:p>
              </table:table-cell>
              <table:table-cell office:value-type="float" office:value="0.00785" calcext:value-type="float">
                <text:p>7.85E-03</text:p>
              </table:table-cell>
              <table:table-cell table:number-columns-repeated="2" office:value-type="float" office:value="69.04" calcext:value-type="float">
                <text:p>69.04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0 <text:s text:c="7"/>make bev Average</text:p>
            </table:table-cell>
            <table:table-cell table:number-columns-repeated="4"/>
            <table:table-cell table:style-name="ce2" table:formula="of:=SUBTOTAL(1;[.$F$127:.$F$129])" office:value-type="float" office:value="0.00785333333333333" calcext:value-type="float">
              <text:p>7.85E-03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144407" calcext:value-type="float">
                <text:p>144407</text:p>
              </table:table-cell>
              <table:table-cell office:value-type="float" office:value="0.0000432" calcext:value-type="float">
                <text:p>4.32E-05</text:p>
              </table:table-cell>
              <table:table-cell office:value-type="float" office:value="0.0000306" calcext:value-type="float">
                <text:p>3.06E-05</text:p>
              </table:table-cell>
              <table:table-cell office:value-type="float" office:value="0.000777" calcext:value-type="float">
                <text:p>7.77E-04</text:p>
              </table:table-cell>
              <table:table-cell office:value-type="float" office:value="6.77" calcext:value-type="float">
                <text:p>6.77</text:p>
              </table:table-cell>
              <table:table-cell office:value-type="float" office:value="98.73" calcext:value-type="float">
                <text:p>98.73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144407" calcext:value-type="float">
                <text:p>144407</text:p>
              </table:table-cell>
              <table:table-cell office:value-type="float" office:value="0.0000431" calcext:value-type="float">
                <text:p>4.31E-05</text:p>
              </table:table-cell>
              <table:table-cell office:value-type="float" office:value="0.0000311" calcext:value-type="float">
                <text:p>3.11E-05</text:p>
              </table:table-cell>
              <table:table-cell office:value-type="float" office:value="0.000775" calcext:value-type="float">
                <text:p>7.75E-04</text:p>
              </table:table-cell>
              <table:table-cell office:value-type="float" office:value="6.86" calcext:value-type="float">
                <text:p>6.86</text:p>
              </table:table-cell>
              <table:table-cell office:value-type="float" office:value="98.72" calcext:value-type="float">
                <text:p>98.72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144407" calcext:value-type="float">
                <text:p>144407</text:p>
              </table:table-cell>
              <table:table-cell office:value-type="float" office:value="0.0000433" calcext:value-type="float">
                <text:p>4.33E-05</text:p>
              </table:table-cell>
              <table:table-cell office:value-type="float" office:value="0.0000311" calcext:value-type="float">
                <text:p>3.11E-05</text:p>
              </table:table-cell>
              <table:table-cell office:value-type="float" office:value="0.000778" calcext:value-type="float">
                <text:p>7.78E-04</text:p>
              </table:table-cell>
              <table:table-cell office:value-type="float" office:value="6.84" calcext:value-type="float">
                <text:p>6.84</text:p>
              </table:table-cell>
              <table:table-cell office:value-type="float" office:value="98.73" calcext:value-type="float">
                <text:p>98.73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1 <text:s text:c="5"/>KNN search Average</text:p>
            </table:table-cell>
            <table:table-cell table:number-columns-repeated="4"/>
            <table:table-cell table:style-name="ce2" table:formula="of:=SUBTOTAL(1;[.$F$131:.$F$133])" office:value-type="float" office:value="0.000776666666666667" calcext:value-type="float">
              <text:p>7.77E-04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144407" calcext:value-type="float">
                <text:p>144407</text:p>
              </table:table-cell>
              <table:table-cell office:value-type="float" office:value="0.0000488" calcext:value-type="float">
                <text:p>4.88E-05</text:p>
              </table:table-cell>
              <table:table-cell office:value-type="float" office:value="0.0000437" calcext:value-type="float">
                <text:p>4.37E-05</text:p>
              </table:table-cell>
              <table:table-cell office:value-type="float" office:value="0.000877" calcext:value-type="float">
                <text:p>8.77E-04</text:p>
              </table:table-cell>
              <table:table-cell office:value-type="float" office:value="7.65" calcext:value-type="float">
                <text:p>7.65</text:p>
              </table:table-cell>
              <table:table-cell office:value-type="float" office:value="91.96" calcext:value-type="float">
                <text:p>91.96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144407" calcext:value-type="float">
                <text:p>144407</text:p>
              </table:table-cell>
              <table:table-cell office:value-type="float" office:value="0.0000479" calcext:value-type="float">
                <text:p>4.79E-05</text:p>
              </table:table-cell>
              <table:table-cell office:value-type="float" office:value="0.0000429" calcext:value-type="float">
                <text:p>4.29E-05</text:p>
              </table:table-cell>
              <table:table-cell office:value-type="float" office:value="0.000861" calcext:value-type="float">
                <text:p>8.61E-04</text:p>
              </table:table-cell>
              <table:table-cell office:value-type="float" office:value="7.63" calcext:value-type="float">
                <text:p>7.63</text:p>
              </table:table-cell>
              <table:table-cell office:value-type="float" office:value="91.85" calcext:value-type="float">
                <text:p>91.85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144407" calcext:value-type="float">
                <text:p>144407</text:p>
              </table:table-cell>
              <table:table-cell office:value-type="float" office:value="0.0000481" calcext:value-type="float">
                <text:p>4.81E-05</text:p>
              </table:table-cell>
              <table:table-cell office:value-type="float" office:value="0.0000433" calcext:value-type="float">
                <text:p>4.33E-05</text:p>
              </table:table-cell>
              <table:table-cell office:value-type="float" office:value="0.000865" calcext:value-type="float">
                <text:p>8.65E-04</text:p>
              </table:table-cell>
              <table:table-cell office:value-type="float" office:value="7.61" calcext:value-type="float">
                <text:p>7.61</text:p>
              </table:table-cell>
              <table:table-cell office:value-type="float" office:value="91.89" calcext:value-type="float">
                <text:p>91.89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2 <text:s text:c="7"/>Constell Average</text:p>
            </table:table-cell>
            <table:table-cell table:number-columns-repeated="4"/>
            <table:table-cell table:style-name="ce2" table:formula="of:=SUBTOTAL(1;[.$F$135:.$F$137])" office:value-type="float" office:value="0.000867666666666667" calcext:value-type="float">
              <text:p>8.68E-04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8034" calcext:value-type="float">
                <text:p>8034</text:p>
              </table:table-cell>
              <table:table-cell office:value-type="float" office:value="0.00173" calcext:value-type="float">
                <text:p>1.73E-03</text:p>
              </table:table-cell>
              <table:table-cell office:value-type="float" office:value="0.00343" calcext:value-type="float">
                <text:p>3.43E-03</text:p>
              </table:table-cell>
              <table:table-cell office:value-type="float" office:value="0.00173" calcext:value-type="float">
                <text:p>1.73E-03</text:p>
              </table:table-cell>
              <table:table-cell office:value-type="float" office:value="15.09" calcext:value-type="float">
                <text:p>15.09</text:p>
              </table:table-cell>
              <table:table-cell office:value-type="float" office:value="84.31" calcext:value-type="float">
                <text:p>84.31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8034" calcext:value-type="float">
                <text:p>8034</text:p>
              </table:table-cell>
              <table:table-cell office:value-type="float" office:value="0.00173" calcext:value-type="float">
                <text:p>1.73E-03</text:p>
              </table:table-cell>
              <table:table-cell office:value-type="float" office:value="0.00341" calcext:value-type="float">
                <text:p>3.41E-03</text:p>
              </table:table-cell>
              <table:table-cell office:value-type="float" office:value="0.00173" calcext:value-type="float">
                <text:p>1.73E-03</text:p>
              </table:table-cell>
              <table:table-cell office:value-type="float" office:value="15.3" calcext:value-type="float">
                <text:p>15.3</text:p>
              </table:table-cell>
              <table:table-cell office:value-type="float" office:value="84.22" calcext:value-type="float">
                <text:p>84.22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8034" calcext:value-type="float">
                <text:p>8034</text:p>
              </table:table-cell>
              <table:table-cell office:value-type="float" office:value="0.00173" calcext:value-type="float">
                <text:p>1.73E-03</text:p>
              </table:table-cell>
              <table:table-cell office:value-type="float" office:value="0.0035" calcext:value-type="float">
                <text:p>3.50E-03</text:p>
              </table:table-cell>
              <table:table-cell office:value-type="float" office:value="0.00173" calcext:value-type="float">
                <text:p>1.73E-03</text:p>
              </table:table-cell>
              <table:table-cell office:value-type="float" office:value="15.24" calcext:value-type="float">
                <text:p>15.24</text:p>
              </table:table-cell>
              <table:table-cell office:value-type="float" office:value="84.28" calcext:value-type="float">
                <text:p>84.28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3 <text:s text:c="9"/>L2 opt Average</text:p>
            </table:table-cell>
            <table:table-cell table:number-columns-repeated="4"/>
            <table:table-cell table:style-name="ce2" table:formula="of:=SUBTOTAL(1;[.$F$139:.$F$141])" office:value-type="float" office:value="0.00173" calcext:value-type="float">
              <text:p>1.73E-03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8034" calcext:value-type="float">
                <text:p>8034</text:p>
              </table:table-cell>
              <table:table-cell office:value-type="float" office:value="0.000145" calcext:value-type="float">
                <text:p>1.45E-04</text:p>
              </table:table-cell>
              <table:table-cell office:value-type="float" office:value="0.000425" calcext:value-type="float">
                <text:p>4.25E-04</text:p>
              </table:table-cell>
              <table:table-cell office:value-type="float" office:value="0.000145" calcext:value-type="float">
                <text:p>1.45E-04</text:p>
              </table:table-cell>
              <table:table-cell office:value-type="float" office:value="1.27" calcext:value-type="float">
                <text:p>1.27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8034" calcext:value-type="float">
                <text:p>8034</text:p>
              </table:table-cell>
              <table:table-cell office:value-type="float" office:value="0.000145" calcext:value-type="float">
                <text:p>1.45E-04</text:p>
              </table:table-cell>
              <table:table-cell office:value-type="float" office:value="0.00042" calcext:value-type="float">
                <text:p>4.20E-04</text:p>
              </table:table-cell>
              <table:table-cell office:value-type="float" office:value="0.000145" calcext:value-type="float">
                <text:p>1.45E-04</text:p>
              </table:table-cell>
              <table:table-cell office:value-type="float" office:value="1.28" calcext:value-type="float">
                <text:p>1.28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8034" calcext:value-type="float">
                <text:p>8034</text:p>
              </table:table-cell>
              <table:table-cell office:value-type="float" office:value="0.000145" calcext:value-type="float">
                <text:p>1.45E-04</text:p>
              </table:table-cell>
              <table:table-cell office:value-type="float" office:value="0.000421" calcext:value-type="float">
                <text:p>4.21E-04</text:p>
              </table:table-cell>
              <table:table-cell office:value-type="float" office:value="0.000145" calcext:value-type="float">
                <text:p>1.45E-04</text:p>
              </table:table-cell>
              <table:table-cell office:value-type="float" office:value="1.27" calcext:value-type="float">
                <text:p>1.27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<text:s text:c="4"/>4 Update database Average</text:p>
          </table:table-cell>
          <table:table-cell table:number-columns-repeated="4"/>
          <table:table-cell table:style-name="ce2" table:formula="of:=SUBTOTAL(1;[.$F$143:.$F$145])" office:value-type="float" office:value="0.000145" calcext:value-type="float">
            <text:p>1.45E-04</text:p>
          </table:table-cell>
          <table:table-cell table:number-columns-repeated="5"/>
        </table:table-row>
        <table:table-row table:style-name="ro1">
          <table:table-cell table:style-name="Result" office:value-type="string" calcext:value-type="string">
            <text:p>Grand Average</text:p>
          </table:table-cell>
          <table:table-cell table:number-columns-repeated="4"/>
          <table:table-cell table:style-name="ce2" table:formula="of:=SUBTOTAL(1;[.$F$123:.$F$145])" office:value-type="float" office:value="0.00379544444444444" calcext:value-type="float">
            <text:p>3.80E-03</text:p>
          </table:table-cell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">
          <table:table-cell table:formula="of:=== description: /home/l" office:value-type="string" office:string-value="" calcext:value-type="error">
            <text:p>Err:510</text:p>
          </table:table-cell>
          <table:table-cell office:value-type="string" calcext:value-type="string">
            <text:p>ewis/catkin_ws2/src/contour-context//results/outcome_txt/outcome-kitti62.txt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Index <text:s text:c="11"/>Name</text:p>
          </table:table-cell>
          <table:table-cell/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dev</text:p>
          </table:table-cell>
          <table:table-cell table:style-name="Default" office:value-type="string" calcext:value-type="string">
            <text:p>Per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ccum</text:p>
          </table:table-cell>
          <table:table-cell office:value-type="string" calcext:value-type="string">
            <text:p>%</text:p>
          </table:table-cell>
        </table:table-row>
        <table:table-row-group>
          <table:table-row-group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6792" calcext:value-type="float">
                <text:p>6792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0963" calcext:value-type="float">
                <text:p>9.63E-03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6792" calcext:value-type="float">
                <text:p>6792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0948" calcext:value-type="float">
                <text:p>9.48E-03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* <text:s text:c="11"/>*sum</text:p>
              </table:table-cell>
              <table:table-cell/>
              <table:table-cell office:value-type="float" office:value="6792" calcext:value-type="float">
                <text:p>6792</text:p>
              </table:table-cell>
              <table:table-cell table:number-columns-repeated="2" table:style-name="Default" office:value-type="string" calcext:value-type="string">
                <text:p>*</text:p>
              </table:table-cell>
              <table:table-cell office:value-type="float" office:value="0.00942" calcext:value-type="float">
                <text:p>9.42E-03</text:p>
              </table:table-cell>
              <table:table-cell table:number-columns-repeated="2" office:value-type="string" calcext:value-type="string">
                <text:p>*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* <text:s text:c="11"/>*sum Average</text:p>
            </table:table-cell>
            <table:table-cell table:number-columns-repeated="2"/>
            <table:table-cell table:style-name="Default" table:number-columns-repeated="2"/>
            <table:table-cell table:style-name="ce2" table:formula="of:=SUBTOTAL(1;[.$F$153:.$F$155])" office:value-type="float" office:value="0.00951" calcext:value-type="float">
              <text:p>9.51E-03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6792" calcext:value-type="float">
                <text:p>6792</text:p>
              </table:table-cell>
              <table:table-cell office:value-type="float" office:value="0.00722" calcext:value-type="float">
                <text:p>7.22E-03</text:p>
              </table:table-cell>
              <table:table-cell office:value-type="float" office:value="0.00211" calcext:value-type="float">
                <text:p>2.11E-03</text:p>
              </table:table-cell>
              <table:table-cell office:value-type="float" office:value="0.00722" calcext:value-type="float">
                <text:p>7.22E-03</text:p>
              </table:table-cell>
              <table:table-cell table:number-columns-repeated="2" office:value-type="float" office:value="74.95" calcext:value-type="float">
                <text:p>74.95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6792" calcext:value-type="float">
                <text:p>6792</text:p>
              </table:table-cell>
              <table:table-cell office:value-type="float" office:value="0.00708" calcext:value-type="float">
                <text:p>7.08E-03</text:p>
              </table:table-cell>
              <table:table-cell office:value-type="float" office:value="0.0023" calcext:value-type="float">
                <text:p>2.30E-03</text:p>
              </table:table-cell>
              <table:table-cell office:value-type="float" office:value="0.00708" calcext:value-type="float">
                <text:p>7.08E-03</text:p>
              </table:table-cell>
              <table:table-cell table:number-columns-repeated="2" office:value-type="float" office:value="74.7" calcext:value-type="float">
                <text:p>74.7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0 <text:s text:c="7"/>make bev</text:p>
              </table:table-cell>
              <table:table-cell/>
              <table:table-cell office:value-type="float" office:value="6792" calcext:value-type="float">
                <text:p>6792</text:p>
              </table:table-cell>
              <table:table-cell office:value-type="float" office:value="0.00705" calcext:value-type="float">
                <text:p>7.05E-03</text:p>
              </table:table-cell>
              <table:table-cell office:value-type="float" office:value="0.0022" calcext:value-type="float">
                <text:p>2.20E-03</text:p>
              </table:table-cell>
              <table:table-cell office:value-type="float" office:value="0.00705" calcext:value-type="float">
                <text:p>7.05E-03</text:p>
              </table:table-cell>
              <table:table-cell table:number-columns-repeated="2" office:value-type="float" office:value="74.81" calcext:value-type="float">
                <text:p>74.81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0 <text:s text:c="7"/>make bev Average</text:p>
            </table:table-cell>
            <table:table-cell table:number-columns-repeated="4"/>
            <table:table-cell table:style-name="ce2" table:formula="of:=SUBTOTAL(1;[.$F$157:.$F$159])" office:value-type="float" office:value="0.00711666666666667" calcext:value-type="float">
              <text:p>7.12E-03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107765" calcext:value-type="float">
                <text:p>107765</text:p>
              </table:table-cell>
              <table:table-cell office:value-type="float" office:value="0.0000321" calcext:value-type="float">
                <text:p>3.21E-05</text:p>
              </table:table-cell>
              <table:table-cell office:value-type="float" office:value="0.0000256" calcext:value-type="float">
                <text:p>2.56E-05</text:p>
              </table:table-cell>
              <table:table-cell office:value-type="float" office:value="0.000509" calcext:value-type="float">
                <text:p>5.09E-04</text:p>
              </table:table-cell>
              <table:table-cell office:value-type="float" office:value="5.29" calcext:value-type="float">
                <text:p>5.29</text:p>
              </table:table-cell>
              <table:table-cell office:value-type="float" office:value="98.91" calcext:value-type="float">
                <text:p>98.91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107765" calcext:value-type="float">
                <text:p>107765</text:p>
              </table:table-cell>
              <table:table-cell office:value-type="float" office:value="0.0000322" calcext:value-type="float">
                <text:p>3.22E-05</text:p>
              </table:table-cell>
              <table:table-cell office:value-type="float" office:value="0.000026" calcext:value-type="float">
                <text:p>2.60E-05</text:p>
              </table:table-cell>
              <table:table-cell office:value-type="float" office:value="0.000511" calcext:value-type="float">
                <text:p>5.11E-04</text:p>
              </table:table-cell>
              <table:table-cell office:value-type="float" office:value="5.39" calcext:value-type="float">
                <text:p>5.39</text:p>
              </table:table-cell>
              <table:table-cell office:value-type="float" office:value="98.9" calcext:value-type="float">
                <text:p>98.9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1 <text:s text:c="5"/>KNN search</text:p>
              </table:table-cell>
              <table:table-cell/>
              <table:table-cell office:value-type="float" office:value="107765" calcext:value-type="float">
                <text:p>107765</text:p>
              </table:table-cell>
              <table:table-cell office:value-type="float" office:value="0.000032" calcext:value-type="float">
                <text:p>3.20E-05</text:p>
              </table:table-cell>
              <table:table-cell office:value-type="float" office:value="0.0000255" calcext:value-type="float">
                <text:p>2.55E-05</text:p>
              </table:table-cell>
              <table:table-cell office:value-type="float" office:value="0.000507" calcext:value-type="float">
                <text:p>5.07E-04</text:p>
              </table:table-cell>
              <table:table-cell office:value-type="float" office:value="5.39" calcext:value-type="float">
                <text:p>5.39</text:p>
              </table:table-cell>
              <table:table-cell office:value-type="float" office:value="98.89" calcext:value-type="float">
                <text:p>98.89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1 <text:s text:c="5"/>KNN search Average</text:p>
            </table:table-cell>
            <table:table-cell table:number-columns-repeated="4"/>
            <table:table-cell table:style-name="ce2" table:formula="of:=SUBTOTAL(1;[.$F$161:.$F$163])" office:value-type="float" office:value="0.000509" calcext:value-type="float">
              <text:p>5.09E-04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107765" calcext:value-type="float">
                <text:p>107765</text:p>
              </table:table-cell>
              <table:table-cell office:value-type="float" office:value="0.0000458" calcext:value-type="float">
                <text:p>4.58E-05</text:p>
              </table:table-cell>
              <table:table-cell office:value-type="float" office:value="0.0000498" calcext:value-type="float">
                <text:p>4.98E-05</text:p>
              </table:table-cell>
              <table:table-cell office:value-type="float" office:value="0.000727" calcext:value-type="float">
                <text:p>7.27E-04</text:p>
              </table:table-cell>
              <table:table-cell office:value-type="float" office:value="7.56" calcext:value-type="float">
                <text:p>7.56</text:p>
              </table:table-cell>
              <table:table-cell office:value-type="float" office:value="93.63" calcext:value-type="float">
                <text:p>93.63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107765" calcext:value-type="float">
                <text:p>107765</text:p>
              </table:table-cell>
              <table:table-cell office:value-type="float" office:value="0.0000459" calcext:value-type="float">
                <text:p>4.59E-05</text:p>
              </table:table-cell>
              <table:table-cell office:value-type="float" office:value="0.0000497" calcext:value-type="float">
                <text:p>4.97E-05</text:p>
              </table:table-cell>
              <table:table-cell office:value-type="float" office:value="0.000728" calcext:value-type="float">
                <text:p>7.28E-04</text:p>
              </table:table-cell>
              <table:table-cell office:value-type="float" office:value="7.68" calcext:value-type="float">
                <text:p>7.68</text:p>
              </table:table-cell>
              <table:table-cell office:value-type="float" office:value="93.51" calcext:value-type="float">
                <text:p>93.51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2 <text:s text:c="7"/>Constell</text:p>
              </table:table-cell>
              <table:table-cell/>
              <table:table-cell office:value-type="float" office:value="107765" calcext:value-type="float">
                <text:p>107765</text:p>
              </table:table-cell>
              <table:table-cell office:value-type="float" office:value="0.0000456" calcext:value-type="float">
                <text:p>4.56E-05</text:p>
              </table:table-cell>
              <table:table-cell office:value-type="float" office:value="0.0000492" calcext:value-type="float">
                <text:p>4.92E-05</text:p>
              </table:table-cell>
              <table:table-cell office:value-type="float" office:value="0.000723" calcext:value-type="float">
                <text:p>7.23E-04</text:p>
              </table:table-cell>
              <table:table-cell office:value-type="float" office:value="7.68" calcext:value-type="float">
                <text:p>7.68</text:p>
              </table:table-cell>
              <table:table-cell office:value-type="float" office:value="93.51" calcext:value-type="float">
                <text:p>93.51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2 <text:s text:c="7"/>Constell Average</text:p>
            </table:table-cell>
            <table:table-cell table:number-columns-repeated="4"/>
            <table:table-cell table:style-name="ce2" table:formula="of:=SUBTOTAL(1;[.$F$165:.$F$167])" office:value-type="float" office:value="0.000726" calcext:value-type="float">
              <text:p>7.26E-04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6792" calcext:value-type="float">
                <text:p>6792</text:p>
              </table:table-cell>
              <table:table-cell office:value-type="float" office:value="0.00107" calcext:value-type="float">
                <text:p>1.07E-03</text:p>
              </table:table-cell>
              <table:table-cell office:value-type="float" office:value="0.00241" calcext:value-type="float">
                <text:p>2.41E-03</text:p>
              </table:table-cell>
              <table:table-cell office:value-type="float" office:value="0.00107" calcext:value-type="float">
                <text:p>1.07E-03</text:p>
              </table:table-cell>
              <table:table-cell office:value-type="float" office:value="11.12" calcext:value-type="float">
                <text:p>11.12</text:p>
              </table:table-cell>
              <table:table-cell office:value-type="float" office:value="86.07" calcext:value-type="float">
                <text:p>86.07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6792" calcext:value-type="float">
                <text:p>6792</text:p>
              </table:table-cell>
              <table:table-cell office:value-type="float" office:value="0.00105" calcext:value-type="float">
                <text:p>1.05E-03</text:p>
              </table:table-cell>
              <table:table-cell office:value-type="float" office:value="0.00231" calcext:value-type="float">
                <text:p>2.31E-03</text:p>
              </table:table-cell>
              <table:table-cell office:value-type="float" office:value="0.00105" calcext:value-type="float">
                <text:p>1.05E-03</text:p>
              </table:table-cell>
              <table:table-cell office:value-type="float" office:value="11.12" calcext:value-type="float">
                <text:p>11.12</text:p>
              </table:table-cell>
              <table:table-cell office:value-type="float" office:value="85.83" calcext:value-type="float">
                <text:p>85.83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3 <text:s text:c="9"/>L2 opt</text:p>
              </table:table-cell>
              <table:table-cell/>
              <table:table-cell office:value-type="float" office:value="6792" calcext:value-type="float">
                <text:p>6792</text:p>
              </table:table-cell>
              <table:table-cell office:value-type="float" office:value="0.00104" calcext:value-type="float">
                <text:p>1.04E-03</text:p>
              </table:table-cell>
              <table:table-cell office:value-type="float" office:value="0.00227" calcext:value-type="float">
                <text:p>2.27E-03</text:p>
              </table:table-cell>
              <table:table-cell office:value-type="float" office:value="0.00104" calcext:value-type="float">
                <text:p>1.04E-03</text:p>
              </table:table-cell>
              <table:table-cell office:value-type="float" office:value="11.02" calcext:value-type="float">
                <text:p>11.02</text:p>
              </table:table-cell>
              <table:table-cell office:value-type="float" office:value="85.83" calcext:value-type="float">
                <text:p>85.83</text:p>
              </table:table-cell>
              <table:table-cell table:number-columns-repeated="3"/>
            </table:table-row>
          </table:table-row-group>
          <table:table-row table:style-name="ro1">
            <table:table-cell table:style-name="Result" office:value-type="string" calcext:value-type="string">
              <text:p><text:s text:c="4"/>3 <text:s text:c="9"/>L2 opt Average</text:p>
            </table:table-cell>
            <table:table-cell table:number-columns-repeated="4"/>
            <table:table-cell table:style-name="ce2" table:formula="of:=SUBTOTAL(1;[.$F$169:.$F$171])" office:value-type="float" office:value="0.00105333333333333" calcext:value-type="float">
              <text:p>1.05E-03</text:p>
            </table:table-cell>
            <table:table-cell table:number-columns-repeated="5"/>
          </table:table-row>
          <table:table-row-group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6792" calcext:value-type="float">
                <text:p>6792</text:p>
              </table:table-cell>
              <table:table-cell office:value-type="float" office:value="0.000105" calcext:value-type="float">
                <text:p>1.05E-04</text:p>
              </table:table-cell>
              <table:table-cell office:value-type="float" office:value="0.000311" calcext:value-type="float">
                <text:p>3.11E-04</text:p>
              </table:table-cell>
              <table:table-cell office:value-type="float" office:value="0.000105" calcext:value-type="float">
                <text:p>1.05E-04</text:p>
              </table:table-cell>
              <table:table-cell office:value-type="float" office:value="1.09" calcext:value-type="float">
                <text:p>1.09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6792" calcext:value-type="float">
                <text:p>6792</text:p>
              </table:table-cell>
              <table:table-cell office:value-type="float" office:value="0.000105" calcext:value-type="float">
                <text:p>1.05E-04</text:p>
              </table:table-cell>
              <table:table-cell office:value-type="float" office:value="0.000311" calcext:value-type="float">
                <text:p>3.11E-04</text:p>
              </table:table-cell>
              <table:table-cell office:value-type="float" office:value="0.000105" calcext:value-type="float">
                <text:p>1.05E-04</text:p>
              </table:table-cell>
              <table:table-cell office:value-type="float" office:value="1.1" calcext:value-type="float">
                <text:p>1.1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  <table:table-row table:style-name="ro1">
              <table:table-cell office:value-type="string" calcext:value-type="string">
                <text:p><text:s text:c="4"/>4 Update database</text:p>
              </table:table-cell>
              <table:table-cell/>
              <table:table-cell office:value-type="float" office:value="6792" calcext:value-type="float">
                <text:p>6792</text:p>
              </table:table-cell>
              <table:table-cell office:value-type="float" office:value="0.000104" calcext:value-type="float">
                <text:p>1.04E-04</text:p>
              </table:table-cell>
              <table:table-cell office:value-type="float" office:value="0.00031" calcext:value-type="float">
                <text:p>3.10E-04</text:p>
              </table:table-cell>
              <table:table-cell office:value-type="float" office:value="0.000104" calcext:value-type="float">
                <text:p>1.04E-04</text:p>
              </table:table-cell>
              <table:table-cell office:value-type="float" office:value="1.11" calcext:value-type="float">
                <text:p>1.11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3"/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<text:s text:c="4"/>4 Update database Average</text:p>
          </table:table-cell>
          <table:table-cell table:number-columns-repeated="4"/>
          <table:table-cell table:style-name="ce2" table:formula="of:=SUBTOTAL(1;[.$F$173:.$F$175])" office:value-type="float" office:value="0.000104666666666667" calcext:value-type="float">
            <text:p>1.05E-04</text:p>
          </table:table-cell>
          <table:table-cell table:number-columns-repeated="5"/>
        </table:table-row>
        <table:table-row table:style-name="ro1">
          <table:table-cell table:style-name="Result" office:value-type="string" calcext:value-type="string">
            <text:p>Grand Average</text:p>
          </table:table-cell>
          <table:table-cell table:number-columns-repeated="4"/>
          <table:table-cell table:style-name="ce2" table:formula="of:=SUBTOTAL(1;[.$F$153:.$F$175])" office:value-type="float" office:value="0.00316994444444444" calcext:value-type="float">
            <text:p>3.17E-03</text:p>
          </table:table-cell>
          <table:table-cell table:number-columns-repeated="5"/>
        </table:table-row>
      </table:table>
      <table:named-expressions/>
      <table:database-ranges>
        <table:database-range table:name="__Anonymous_DB__1" table:target-range-address="Sheet1.A2:Sheet1.H27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5" table:function="average"/>
            </table:subtotal-rule>
          </table:subtotal-rules>
        </table:database-range>
        <table:database-range table:name="__Anonymous_DB__2" table:target-range-address="Sheet1.A32:Sheet1.H57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5" table:function="average"/>
            </table:subtotal-rule>
          </table:subtotal-rules>
        </table:database-range>
        <table:database-range table:name="__Anonymous_DB__3" table:target-range-address="Sheet1.A33:Sheet1.H55" table:contains-header="false"/>
        <table:database-range table:name="__Anonymous_DB__4" table:target-range-address="Sheet1.A62:Sheet1.H87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5" table:function="average"/>
            </table:subtotal-rule>
          </table:subtotal-rules>
        </table:database-range>
        <table:database-range table:name="__Anonymous_DB__5" table:target-range-address="Sheet1.A92:Sheet1.H117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5" table:function="average"/>
            </table:subtotal-rule>
          </table:subtotal-rules>
        </table:database-range>
        <table:database-range table:name="__Anonymous_DB__6" table:target-range-address="Sheet1.A122:Sheet1.H147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5" table:function="average"/>
            </table:subtotal-rule>
          </table:subtotal-rules>
        </table:database-range>
        <table:database-range table:name="__Anonymous_DB__7" table:target-range-address="Sheet1.A152:Sheet1.H177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5" table:function="average"/>
            </table:subtotal-rule>
          </table:subtotal-rules>
        </table:database-range>
        <table:database-range table:name="__Anonymous_Sheet_DB__0" table:target-range-address="Sheet1.A3:Sheet1.H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1T16:07:55.500503389</meta:creation-date>
    <dc:date>2023-02-01T16:40:43.947595530</dc:date>
    <meta:editing-duration>PT2M7S</meta:editing-duration>
    <meta:editing-cycles>1</meta:editing-cycles>
    <meta:generator>LibreOffice/6.4.7.2$Linux_X86_64 LibreOffice_project/40$Build-2</meta:generator>
    <meta:document-statistic meta:table-count="1" meta:cell-count="909" meta:object-count="0"/>
  </office:meta>
</office:document-meta>
</file>